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99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 style:data-style-name="N124"/>
    <style:style style:name="ce5" style:family="table-cell" style:parent-style-name="Default" style:data-style-name="N10"/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453.63pt" svg:height="255.29pt" svg:x="742.68pt" svg:y="29.17pt">
            <loext:p draw:notify-on-update-of-ranges="Sheet1.H1:Sheet1.H37 Sheet1.H1:Sheet1.H1 Sheet1.F1:Sheet1.F37 Sheet1.I1:Sheet1.I37 Sheet1.I1:Sheet1.I1 Sheet1.F1:Sheet1.F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29pt" svg:x="749.74pt" svg:y="291.57pt">
            <loext:p draw:notify-on-update-of-ranges="Sheet1.H1:Sheet1.H37 Sheet1.H1:Sheet1.H1 Sheet1.F1:Sheet1.F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pt" svg:height="255.29pt" svg:x="741.97pt" svg:y="551.11pt">
            <loext:p draw:notify-on-update-of-ranges="Sheet1.I1:Sheet1.I37 Sheet1.I1:Sheet1.I1 Sheet1.F1:Sheet1.F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niprot</text:p>
          </table:table-cell>
          <table:table-cell table:style-name="ce1" office:value-type="string" calcext:value-type="string">
            <text:p>Name</text:p>
          </table:table-cell>
          <table:table-cell table:style-name="Default"/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Stdev</text:p>
          </table:table-cell>
          <table:table-cell office:value-type="string" calcext:value-type="string">
            <text:p>%GpA</text:p>
          </table:table-cell>
          <table:table-cell office:value-type="string" calcext:value-type="string">
            <text:p>Stdev for GpA</text:p>
          </table:table-cell>
          <table:table-cell office:value-type="string" calcext:value-type="string">
            <text:p>CATM_v24</text:p>
          </table:table-cell>
          <table:table-cell office:value-type="string" calcext:value-type="string">
            <text:p>Best Repacks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string" calcext:value-type="string">
            <text:p><text:s/>A6NL88</text:p>
          </table:table-cell>
          <table:table-cell office:value-type="string" calcext:value-type="string">
            <text:p>SHSA7</text:p>
          </table:table-cell>
          <table:table-cell office:value-type="string" calcext:value-type="string">
            <text:p>Yes</text:p>
          </table:table-cell>
          <table:table-cell office:value-type="float" office:value="0.0216974553111618" calcext:value-type="float">
            <text:p>0.0216974553</text:p>
          </table:table-cell>
          <table:table-cell office:value-type="float" office:value="0.00158218650088519" calcext:value-type="float">
            <text:p>0.0015821865</text:p>
          </table:table-cell>
          <table:table-cell table:formula="of:=[Sheet1.D2]/0.0368916174984016" office:value-type="percentage" office:value="0.588140525746855" calcext:value-type="percentage">
            <text:p>59%</text:p>
          </table:table-cell>
          <table:table-cell table:formula="of:=[Sheet1.E2]/0.0368916174984016" office:value-type="percentage" office:value="0.0428874256043054" calcext:value-type="percentage">
            <text:p>4%</text:p>
          </table:table-cell>
          <table:table-cell office:value-type="float" office:value="-23.1192" calcext:value-type="float">
            <text:p>-23.1192</text:p>
          </table:table-cell>
          <table:table-cell office:value-type="float" office:value="-5.37601" calcext:value-type="float">
            <text:p>-5.37601</text:p>
          </table:table-cell>
          <table:table-cell office:value-type="string" calcext:value-type="string">
            <text:p><text:s/>RASLLLSFLLAVLLGALLAFLILI</text:p>
          </table:table-cell>
        </table:table-row>
        <table:table-row table:style-name="ro1">
          <table:table-cell office:value-type="string" calcext:value-type="string">
            <text:p><text:s/>A8MWY0</text:p>
          </table:table-cell>
          <table:table-cell office:value-type="string" calcext:value-type="string">
            <text:p>K132L</text:p>
          </table:table-cell>
          <table:table-cell office:value-type="string" calcext:value-type="string">
            <text:p>Yes</text:p>
          </table:table-cell>
          <table:table-cell office:value-type="float" office:value="0.049875" calcext:value-type="float">
            <text:p>0.049875</text:p>
          </table:table-cell>
          <table:table-cell table:style-name="ce4" office:value-type="float" office:value="0.00274837614393871" calcext:value-type="float">
            <text:p>0.0</text:p>
          </table:table-cell>
          <table:table-cell table:formula="of:=[Sheet1.D3]/0.0368916174984016" office:value-type="percentage" office:value="1.35193313229383" calcext:value-type="percentage">
            <text:p>135%</text:p>
          </table:table-cell>
          <table:table-cell table:formula="of:=[Sheet1.E3]/0.0368916174984016" office:value-type="percentage" office:value="0.0744986620350216" calcext:value-type="percentage">
            <text:p>7%</text:p>
          </table:table-cell>
          <table:table-cell office:value-type="float" office:value="-32.5287" calcext:value-type="float">
            <text:p>-32.5287</text:p>
          </table:table-cell>
          <table:table-cell office:value-type="float" office:value="-14.20184" calcext:value-type="float">
            <text:p>-14.20184</text:p>
          </table:table-cell>
          <table:table-cell office:value-type="string" calcext:value-type="string">
            <text:p><text:s/>RASLLLWLLLGALLGALLAVLILI</text:p>
          </table:table-cell>
        </table:table-row>
        <table:table-row table:style-name="ro1">
          <table:table-cell office:value-type="string" calcext:value-type="string">
            <text:p><text:s/>B6SEH8</text:p>
          </table:table-cell>
          <table:table-cell office:value-type="string" calcext:value-type="string">
            <text:p>ERVV1</text:p>
          </table:table-cell>
          <table:table-cell office:value-type="string" calcext:value-type="string">
            <text:p>Yes</text:p>
          </table:table-cell>
          <table:table-cell office:value-type="float" office:value="0.00873703146754685" calcext:value-type="float">
            <text:p>0.0087370315</text:p>
          </table:table-cell>
          <table:table-cell office:value-type="float" office:value="0.00299285413235171" calcext:value-type="float">
            <text:p>0.0029928541</text:p>
          </table:table-cell>
          <table:table-cell table:formula="of:=[Sheet1.D4]/0.0368916174984016" office:value-type="percentage" office:value="0.236829720679105" calcext:value-type="percentage">
            <text:p>24%</text:p>
          </table:table-cell>
          <table:table-cell table:formula="of:=[Sheet1.E4]/0.0368916174984016" office:value-type="percentage" office:value="0.0811255872009781" calcext:value-type="percentage">
            <text:p>8%</text:p>
          </table:table-cell>
          <table:table-cell office:value-type="float" office:value="-19.6421" calcext:value-type="float">
            <text:p>-19.6421</text:p>
          </table:table-cell>
          <table:table-cell table:style-name="ce6" office:value-type="string" calcext:value-type="string">
            <text:p>No model</text:p>
          </table:table-cell>
          <table:table-cell office:value-type="string" calcext:value-type="string">
            <text:p><text:s/>RASLLLLGLLLALLGALLGMLILI</text:p>
          </table:table-cell>
        </table:table-row>
        <table:table-row table:style-name="ro1">
          <table:table-cell office:value-type="string" calcext:value-type="string">
            <text:p><text:s/>O15197</text:p>
          </table:table-cell>
          <table:table-cell office:value-type="string" calcext:value-type="string">
            <text:p>EPHB6</text:p>
          </table:table-cell>
          <table:table-cell office:value-type="string" calcext:value-type="string">
            <text:p>Yes</text:p>
          </table:table-cell>
          <table:table-cell office:value-type="float" office:value="0.00916027028666765" calcext:value-type="float">
            <text:p>0.0091602703</text:p>
          </table:table-cell>
          <table:table-cell office:value-type="float" office:value="0.00107049311017935" calcext:value-type="float">
            <text:p>0.0010704931</text:p>
          </table:table-cell>
          <table:table-cell table:formula="of:=[Sheet1.D5]/0.0368916174984016" office:value-type="percentage" office:value="0.248302213560155" calcext:value-type="percentage">
            <text:p>25%</text:p>
          </table:table-cell>
          <table:table-cell table:formula="of:=[Sheet1.E5]/0.0368916174984016" office:value-type="percentage" office:value="0.0290172451838343" calcext:value-type="percentage">
            <text:p>3%</text:p>
          </table:table-cell>
          <table:table-cell office:value-type="float" office:value="-22.0114" calcext:value-type="float">
            <text:p>-22.0114</text:p>
          </table:table-cell>
          <table:table-cell office:value-type="float" office:value="-6.20584999999999" calcext:value-type="float">
            <text:p>-6.20585</text:p>
          </table:table-cell>
          <table:table-cell office:value-type="string" calcext:value-type="string">
            <text:p><text:s/>RASLLLLLLLSLLLGSLLGALILI</text:p>
          </table:table-cell>
        </table:table-row>
        <table:table-row table:style-name="ro1">
          <table:table-cell office:value-type="string" calcext:value-type="string">
            <text:p><text:s/>O60313</text:p>
          </table:table-cell>
          <table:table-cell office:value-type="string" calcext:value-type="string">
            <text:p>OPA1</text:p>
          </table:table-cell>
          <table:table-cell office:value-type="string" calcext:value-type="string">
            <text:p>Yes</text:p>
          </table:table-cell>
          <table:table-cell office:value-type="float" office:value="0.025752357424481" calcext:value-type="float">
            <text:p>0.0257523574</text:p>
          </table:table-cell>
          <table:table-cell office:value-type="float" office:value="0.00338123619348676" calcext:value-type="float">
            <text:p>0.0033812362</text:p>
          </table:table-cell>
          <table:table-cell table:formula="of:=[Sheet1.D6]/0.0368916174984016" office:value-type="percentage" office:value="0.698054440838675" calcext:value-type="percentage">
            <text:p>70%</text:p>
          </table:table-cell>
          <table:table-cell table:formula="of:=[Sheet1.E6]/0.0368916174984016" office:value-type="percentage" office:value="0.0916532378563574" calcext:value-type="percentage">
            <text:p>9%</text:p>
          </table:table-cell>
          <table:table-cell office:value-type="float" office:value="-34.1151" calcext:value-type="float">
            <text:p>-34.1151</text:p>
          </table:table-cell>
          <table:table-cell office:value-type="float" office:value="-13.5218" calcext:value-type="float">
            <text:p>-13.5218</text:p>
          </table:table-cell>
          <table:table-cell office:value-type="string" calcext:value-type="string">
            <text:p><text:s/>RASLLLYLLLGSLLGGLLTALILI</text:p>
          </table:table-cell>
        </table:table-row>
        <table:table-row table:style-name="ro1">
          <table:table-cell office:value-type="string" calcext:value-type="string">
            <text:p><text:s/>O95210</text:p>
          </table:table-cell>
          <table:table-cell office:value-type="string" calcext:value-type="string">
            <text:p>STBDI</text:p>
          </table:table-cell>
          <table:table-cell office:value-type="string" calcext:value-type="string">
            <text:p>Yes</text:p>
          </table:table-cell>
          <table:table-cell office:value-type="float" office:value="0.019625" calcext:value-type="float">
            <text:p>0.019625</text:p>
          </table:table-cell>
          <table:table-cell table:style-name="ce4" office:value-type="float" office:value="0.00302076149339864" calcext:value-type="float">
            <text:p>0.0</text:p>
          </table:table-cell>
          <table:table-cell table:formula="of:=[Sheet1.D7]/0.0368916174984016" office:value-type="percentage" office:value="0.53196366358429" calcext:value-type="percentage">
            <text:p>53%</text:p>
          </table:table-cell>
          <table:table-cell table:formula="of:=[Sheet1.E7]/0.0368916174984016" office:value-type="percentage" office:value="0.0818820560938951" calcext:value-type="percentage">
            <text:p>8%</text:p>
          </table:table-cell>
          <table:table-cell office:value-type="float" office:value="-28.6841" calcext:value-type="float">
            <text:p>-28.6841</text:p>
          </table:table-cell>
          <table:table-cell office:value-type="float" office:value="-9.51425" calcext:value-type="float">
            <text:p>-9.51425</text:p>
          </table:table-cell>
          <table:table-cell office:value-type="string" calcext:value-type="string">
            <text:p><text:s/>RASLLLLLLLGGLLGALLVWLILI</text:p>
          </table:table-cell>
        </table:table-row>
        <table:table-row table:style-name="ro1">
          <table:table-cell office:value-type="string" calcext:value-type="string">
            <text:p><text:s/>P02724</text:p>
          </table:table-cell>
          <table:table-cell office:value-type="string" calcext:value-type="string">
            <text:p>GpA-Leu</text:p>
          </table:table-cell>
          <table:table-cell office:value-type="string" calcext:value-type="string">
            <text:p>Yes</text:p>
          </table:table-cell>
          <table:table-cell office:value-type="float" office:value="0.031368945009051" calcext:value-type="float">
            <text:p>0.031368945</text:p>
          </table:table-cell>
          <table:table-cell office:value-type="float" office:value="0.00252501435708084" calcext:value-type="float">
            <text:p>0.0025250144</text:p>
          </table:table-cell>
          <table:table-cell table:formula="of:=[Sheet1.D8]/0.0368916174984016" office:value-type="percentage" office:value="0.850300071836377" calcext:value-type="percentage">
            <text:p>85%</text:p>
          </table:table-cell>
          <table:table-cell table:formula="of:=[Sheet1.E8]/0.0368916174984016" office:value-type="percentage" office:value="0.0684441216813072" calcext:value-type="percentage">
            <text:p>7%</text:p>
          </table:table-cell>
          <table:table-cell office:value-type="float" office:value="-31.6598" calcext:value-type="float">
            <text:p>-31.6598</text:p>
          </table:table-cell>
          <table:table-cell office:value-type="float" office:value="-14.69539" calcext:value-type="float">
            <text:p>-14.69539</text:p>
          </table:table-cell>
          <table:table-cell office:value-type="string" calcext:value-type="string">
            <text:p><text:s/>RASLLLLILLGVLLGVLLTILILI</text:p>
          </table:table-cell>
        </table:table-row>
        <table:table-row table:style-name="ro1">
          <table:table-cell office:value-type="string" calcext:value-type="string">
            <text:p><text:s/>P05026</text:p>
          </table:table-cell>
          <table:table-cell office:value-type="string" calcext:value-type="string">
            <text:p>AT1B1</text:p>
          </table:table-cell>
          <table:table-cell office:value-type="string" calcext:value-type="string">
            <text:p>Yes</text:p>
          </table:table-cell>
          <table:table-cell office:value-type="float" office:value="0.01425" calcext:value-type="float">
            <text:p>0.01425</text:p>
          </table:table-cell>
          <table:table-cell table:style-name="ce4" office:value-type="float" office:value="0.000957427107756337" calcext:value-type="float">
            <text:p>0.0</text:p>
          </table:table-cell>
          <table:table-cell table:formula="of:=[Sheet1.D9]/0.0368916174984016" office:value-type="percentage" office:value="0.386266609226809" calcext:value-type="percentage">
            <text:p>39%</text:p>
          </table:table-cell>
          <table:table-cell table:formula="of:=[Sheet1.E9]/0.0368916174984016" office:value-type="percentage" office:value="0.0259524296487629" calcext:value-type="percentage">
            <text:p>3%</text:p>
          </table:table-cell>
          <table:table-cell office:value-type="float" office:value="-33.8325" calcext:value-type="float">
            <text:p>-33.8325</text:p>
          </table:table-cell>
          <table:table-cell office:value-type="float" office:value="-14.35088" calcext:value-type="float">
            <text:p>-14.35088</text:p>
          </table:table-cell>
          <table:table-cell office:value-type="string" calcext:value-type="string">
            <text:p><text:s/>RASLLLVILLGCLLGILLGTLILI</text:p>
          </table:table-cell>
        </table:table-row>
        <table:table-row table:style-name="ro1">
          <table:table-cell office:value-type="string" calcext:value-type="string">
            <text:p><text:s/>P0506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es</text:p>
          </table:table-cell>
          <table:table-cell office:value-type="float" office:value="0.00671428571428571" calcext:value-type="float">
            <text:p>0.0067142857</text:p>
          </table:table-cell>
          <table:table-cell table:style-name="ce4" office:value-type="float" office:value="0.00138013111868471" calcext:value-type="float">
            <text:p>0.0</text:p>
          </table:table-cell>
          <table:table-cell table:formula="of:=[Sheet1.D10]/0.0368916174984016" office:value-type="percentage" office:value="0.182000307104361" calcext:value-type="percentage">
            <text:p>18%</text:p>
          </table:table-cell>
          <table:table-cell table:formula="of:=[Sheet1.E10]/0.0368916174984016" office:value-type="percentage" office:value="0.0374104257896664" calcext:value-type="percentage">
            <text:p>4%</text:p>
          </table:table-cell>
          <table:table-cell office:value-type="float" office:value="-35.1523" calcext:value-type="float">
            <text:p>-35.1523</text:p>
          </table:table-cell>
          <table:table-cell office:value-type="float" office:value="-14.61441" calcext:value-type="float">
            <text:p>-14.61441</text:p>
          </table:table-cell>
          <table:table-cell office:value-type="string" calcext:value-type="string">
            <text:p><text:s/>RASLLLLSLLGALLGLLLGGLILI</text:p>
          </table:table-cell>
        </table:table-row>
        <table:table-row table:style-name="ro1">
          <table:table-cell office:value-type="string" calcext:value-type="string">
            <text:p><text:s/>P10314</text:p>
          </table:table-cell>
          <table:table-cell office:value-type="string" calcext:value-type="string">
            <text:p>1A32</text:p>
          </table:table-cell>
          <table:table-cell office:value-type="string" calcext:value-type="string">
            <text:p>Yes</text:p>
          </table:table-cell>
          <table:table-cell office:value-type="float" office:value="0.0321075124052317" calcext:value-type="float">
            <text:p>0.0321075124</text:p>
          </table:table-cell>
          <table:table-cell office:value-type="float" office:value="0.00532150390568157" calcext:value-type="float">
            <text:p>0.0053215039</text:p>
          </table:table-cell>
          <table:table-cell table:formula="of:=[Sheet1.D11]/0.0368916174984016" office:value-type="percentage" office:value="0.870319996314144" calcext:value-type="percentage">
            <text:p>87%</text:p>
          </table:table-cell>
          <table:table-cell table:formula="of:=[Sheet1.E11]/0.0368916174984016" office:value-type="percentage" office:value="0.144246966290164" calcext:value-type="percentage">
            <text:p>14%</text:p>
          </table:table-cell>
          <table:table-cell office:value-type="float" office:value="-25.299" calcext:value-type="float">
            <text:p>-25.299</text:p>
          </table:table-cell>
          <table:table-cell table:style-name="ce6" office:value-type="string" calcext:value-type="string">
            <text:p>No model</text:p>
          </table:table-cell>
          <table:table-cell office:value-type="string" calcext:value-type="string">
            <text:p><text:s/>RASLLLVLLLAMLLGALLAALILI</text:p>
          </table:table-cell>
        </table:table-row>
        <table:table-row table:style-name="ro1">
          <table:table-cell office:value-type="string" calcext:value-type="string">
            <text:p><text:s/>P16189</text:p>
          </table:table-cell>
          <table:table-cell office:value-type="string" calcext:value-type="string">
            <text:p>1A31</text:p>
          </table:table-cell>
          <table:table-cell office:value-type="string" calcext:value-type="string">
            <text:p>Yes</text:p>
          </table:table-cell>
          <table:table-cell office:value-type="float" office:value="0.0199369303852" calcext:value-type="float">
            <text:p>0.0199369304</text:p>
          </table:table-cell>
          <table:table-cell office:value-type="float" office:value="0.00161964865887314" calcext:value-type="float">
            <text:p>0.0016196487</text:p>
          </table:table-cell>
          <table:table-cell table:formula="of:=[Sheet1.D12]/0.0368916174984016" office:value-type="percentage" office:value="0.540418982335589" calcext:value-type="percentage">
            <text:p>54%</text:p>
          </table:table-cell>
          <table:table-cell table:formula="of:=[Sheet1.E12]/0.0368916174984016" office:value-type="percentage" office:value="0.0439028909194159" calcext:value-type="percentage">
            <text:p>4%</text:p>
          </table:table-cell>
          <table:table-cell office:value-type="float" office:value="-19.6344" calcext:value-type="float">
            <text:p>-19.6344</text:p>
          </table:table-cell>
          <table:table-cell table:style-name="ce6" office:value-type="float" office:value="-0.126435" calcext:value-type="float">
            <text:p>-1.26E-01</text:p>
          </table:table-cell>
          <table:table-cell office:value-type="string" calcext:value-type="string">
            <text:p><text:s/>RASLLLVLLLAVLLGALLAALILI</text:p>
          </table:table-cell>
        </table:table-row>
        <table:table-row table:style-name="ro1">
          <table:table-cell office:value-type="string" calcext:value-type="string">
            <text:p><text:s/>P17301</text:p>
          </table:table-cell>
          <table:table-cell office:value-type="string" calcext:value-type="string">
            <text:p>ITA2</text:p>
          </table:table-cell>
          <table:table-cell office:value-type="string" calcext:value-type="string">
            <text:p>Yes</text:p>
          </table:table-cell>
          <table:table-cell office:value-type="float" office:value="0.028625" calcext:value-type="float">
            <text:p>0.028625</text:p>
          </table:table-cell>
          <table:table-cell table:style-name="ce4" office:value-type="float" office:value="0.00277424378370549" calcext:value-type="float">
            <text:p>0.0</text:p>
          </table:table-cell>
          <table:table-cell table:formula="of:=[Sheet1.D13]/0.0368916174984016" office:value-type="percentage" office:value="0.775921522043327" calcext:value-type="percentage">
            <text:p>78%</text:p>
          </table:table-cell>
          <table:table-cell table:formula="of:=[Sheet1.E13]/0.0368916174984016" office:value-type="percentage" office:value="0.0751998413684542" calcext:value-type="percentage">
            <text:p>8%</text:p>
          </table:table-cell>
          <table:table-cell office:value-type="float" office:value="-32.5524" calcext:value-type="float">
            <text:p>-32.5524</text:p>
          </table:table-cell>
          <table:table-cell office:value-type="float" office:value="-15.70732" calcext:value-type="float">
            <text:p>-15.70732</text:p>
          </table:table-cell>
          <table:table-cell office:value-type="string" calcext:value-type="string">
            <text:p><text:s/>RASLLLLVLLGVLLGSLLAGLILI</text:p>
          </table:table-cell>
        </table:table-row>
        <table:table-row table:style-name="ro1">
          <table:table-cell office:value-type="string" calcext:value-type="string">
            <text:p><text:s/>P17342</text:p>
          </table:table-cell>
          <table:table-cell office:value-type="string" calcext:value-type="string">
            <text:p>ANPRC</text:p>
          </table:table-cell>
          <table:table-cell office:value-type="string" calcext:value-type="string">
            <text:p>Yes</text:p>
          </table:table-cell>
          <table:table-cell office:value-type="float" office:value="0.0117638633407085" calcext:value-type="float">
            <text:p>0.0117638633</text:p>
          </table:table-cell>
          <table:table-cell office:value-type="float" office:value="0.00124202293518101" calcext:value-type="float">
            <text:p>0.0012420229</text:p>
          </table:table-cell>
          <table:table-cell table:formula="of:=[Sheet1.D14]/0.0368916174984016" office:value-type="percentage" office:value="0.318876323089336" calcext:value-type="percentage">
            <text:p>32%</text:p>
          </table:table-cell>
          <table:table-cell table:formula="of:=[Sheet1.E14]/0.0368916174984016" office:value-type="percentage" office:value="0.0336668061581963" calcext:value-type="percentage">
            <text:p>3%</text:p>
          </table:table-cell>
          <table:table-cell office:value-type="float" office:value="-19.6161" calcext:value-type="float">
            <text:p>-19.6161</text:p>
          </table:table-cell>
          <table:table-cell office:value-type="float" office:value="-2.31005" calcext:value-type="float">
            <text:p>-2.31005</text:p>
          </table:table-cell>
          <table:table-cell office:value-type="string" calcext:value-type="string">
            <text:p><text:s/>RASLLLLLLLSALLGILLGALILI</text:p>
          </table:table-cell>
        </table:table-row>
        <table:table-row table:style-name="ro1">
          <table:table-cell office:value-type="string" calcext:value-type="string">
            <text:p><text:s/>P20333</text:p>
          </table:table-cell>
          <table:table-cell office:value-type="string" calcext:value-type="string">
            <text:p>TNR1B</text:p>
          </table:table-cell>
          <table:table-cell office:value-type="string" calcext:value-type="string">
            <text:p>Yes</text:p>
          </table:table-cell>
          <table:table-cell office:value-type="float" office:value="0.0189633190145965" calcext:value-type="float">
            <text:p>0.018963319</text:p>
          </table:table-cell>
          <table:table-cell office:value-type="float" office:value="0.00224674829712923" calcext:value-type="float">
            <text:p>0.0022467483</text:p>
          </table:table-cell>
          <table:table-cell table:formula="of:=[Sheet1.D15]/0.0368916174984016" office:value-type="percentage" office:value="0.514027855119611" calcext:value-type="percentage">
            <text:p>51%</text:p>
          </table:table-cell>
          <table:table-cell table:formula="of:=[Sheet1.E15]/0.0368916174984016" office:value-type="percentage" office:value="0.0609013225626818" calcext:value-type="percentage">
            <text:p>6%</text:p>
          </table:table-cell>
          <table:table-cell office:value-type="float" office:value="-28.1014" calcext:value-type="float">
            <text:p>-28.1014</text:p>
          </table:table-cell>
          <table:table-cell office:value-type="float" office:value="-17.48779" calcext:value-type="float">
            <text:p>-17.48779</text:p>
          </table:table-cell>
          <table:table-cell office:value-type="string" calcext:value-type="string">
            <text:p><text:s/>RASLLLTGLLALLLGLLLGVLILI</text:p>
          </table:table-cell>
        </table:table-row>
        <table:table-row table:style-name="ro1">
          <table:table-cell office:value-type="string" calcext:value-type="string">
            <text:p><text:s/>Q02505</text:p>
          </table:table-cell>
          <table:table-cell office:value-type="string" calcext:value-type="string">
            <text:p>MUC3A</text:p>
          </table:table-cell>
          <table:table-cell office:value-type="string" calcext:value-type="string">
            <text:p>Yes</text:p>
          </table:table-cell>
          <table:table-cell office:value-type="float" office:value="0.013625" calcext:value-type="float">
            <text:p>0.013625</text:p>
          </table:table-cell>
          <table:table-cell table:style-name="ce4" office:value-type="float" office:value="0.00410356987442467" calcext:value-type="float">
            <text:p>0.0</text:p>
          </table:table-cell>
          <table:table-cell table:formula="of:=[Sheet1.D16]/0.0368916174984016" office:value-type="percentage" office:value="0.369325091278265" calcext:value-type="percentage">
            <text:p>37%</text:p>
          </table:table-cell>
          <table:table-cell table:formula="of:=[Sheet1.E16]/0.0368916174984016" office:value-type="percentage" office:value="0.111233124289074" calcext:value-type="percentage">
            <text:p>11%</text:p>
          </table:table-cell>
          <table:table-cell office:value-type="float" office:value="-21.735" calcext:value-type="float">
            <text:p>-21.735</text:p>
          </table:table-cell>
          <table:table-cell office:value-type="float" office:value="-3.99362" calcext:value-type="float">
            <text:p>-3.99362</text:p>
          </table:table-cell>
          <table:table-cell office:value-type="string" calcext:value-type="string">
            <text:p><text:s/>RASLLLLLLLALLLGLLLGALILI</text:p>
          </table:table-cell>
        </table:table-row>
        <table:table-row table:style-name="ro1">
          <table:table-cell office:value-type="string" calcext:value-type="string">
            <text:p><text:s/>Q07075</text:p>
          </table:table-cell>
          <table:table-cell office:value-type="string" calcext:value-type="string">
            <text:p>AMPE</text:p>
          </table:table-cell>
          <table:table-cell office:value-type="string" calcext:value-type="string">
            <text:p>Yes</text:p>
          </table:table-cell>
          <table:table-cell office:value-type="float" office:value="0.0235" calcext:value-type="float">
            <text:p>0.0235</text:p>
          </table:table-cell>
          <table:table-cell table:style-name="ce4" office:value-type="float" office:value="0.000577350269189626" calcext:value-type="float">
            <text:p>0.0</text:p>
          </table:table-cell>
          <table:table-cell table:formula="of:=[Sheet1.D17]/0.0368916174984016" office:value-type="percentage" office:value="0.637001074865264" calcext:value-type="percentage">
            <text:p>64%</text:p>
          </table:table-cell>
          <table:table-cell table:formula="of:=[Sheet1.E17]/0.0368916174984016" office:value-type="percentage" office:value="0.0156499039169167" calcext:value-type="percentage">
            <text:p>2%</text:p>
          </table:table-cell>
          <table:table-cell office:value-type="float" office:value="-30.8759" calcext:value-type="float">
            <text:p>-30.8759</text:p>
          </table:table-cell>
          <table:table-cell office:value-type="float" office:value="-13.97513" calcext:value-type="float">
            <text:p>-13.97513</text:p>
          </table:table-cell>
          <table:table-cell office:value-type="string" calcext:value-type="string">
            <text:p><text:s/>RASLLLVVLLGLLLGLLLGLLILI</text:p>
          </table:table-cell>
        </table:table-row>
        <table:table-row table:style-name="ro1">
          <table:table-cell office:value-type="string" calcext:value-type="string">
            <text:p><text:s/>Q07820</text:p>
          </table:table-cell>
          <table:table-cell office:value-type="string" calcext:value-type="string">
            <text:p>MCL1</text:p>
          </table:table-cell>
          <table:table-cell office:value-type="string" calcext:value-type="string">
            <text:p>Yes</text:p>
          </table:table-cell>
          <table:table-cell office:value-type="float" office:value="0.0129985239962962" calcext:value-type="float">
            <text:p>0.012998524</text:p>
          </table:table-cell>
          <table:table-cell office:value-type="float" office:value="0.00359325773417834" calcext:value-type="float">
            <text:p>0.0035932577</text:p>
          </table:table-cell>
          <table:table-cell table:formula="of:=[Sheet1.D18]/0.0368916174984016" office:value-type="percentage" office:value="0.352343564140536" calcext:value-type="percentage">
            <text:p>35%</text:p>
          </table:table-cell>
          <table:table-cell table:formula="of:=[Sheet1.E18]/0.0368916174984016" office:value-type="percentage" office:value="0.0974003846357245" calcext:value-type="percentage">
            <text:p>10%</text:p>
          </table:table-cell>
          <table:table-cell office:value-type="float" office:value="-22.5422" calcext:value-type="float">
            <text:p>-22.5422</text:p>
          </table:table-cell>
          <table:table-cell table:style-name="ce6" office:value-type="string" calcext:value-type="string">
            <text:p>No model</text:p>
          </table:table-cell>
          <table:table-cell office:value-type="string" calcext:value-type="string">
            <text:p><text:s/>RASLLLAFLLVALLGALLAYLILI</text:p>
          </table:table-cell>
        </table:table-row>
        <table:table-row table:style-name="ro1">
          <table:table-cell office:value-type="string" calcext:value-type="string">
            <text:p><text:s/>Q13586</text:p>
          </table:table-cell>
          <table:table-cell office:value-type="string" calcext:value-type="string">
            <text:p>STIM1</text:p>
          </table:table-cell>
          <table:table-cell office:value-type="string" calcext:value-type="string">
            <text:p>Yes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206155281280883" calcext:value-type="float">
            <text:p>0.0020615528</text:p>
          </table:table-cell>
          <table:table-cell table:formula="of:=[Sheet1.D19]/0.0368916174984016" office:value-type="percentage" office:value="0.23718125127962" calcext:value-type="percentage">
            <text:p>24%</text:p>
          </table:table-cell>
          <table:table-cell table:formula="of:=[Sheet1.E19]/0.0368916174984016" office:value-type="percentage" office:value="0.0558813343681163" calcext:value-type="percentage">
            <text:p>6%</text:p>
          </table:table-cell>
          <table:table-cell office:value-type="float" office:value="-19.2587" calcext:value-type="float">
            <text:p>-19.2587</text:p>
          </table:table-cell>
          <table:table-cell office:value-type="float" office:value="-1.22942" calcext:value-type="float">
            <text:p>-1.22942</text:p>
          </table:table-cell>
          <table:table-cell office:value-type="string" calcext:value-type="string">
            <text:p><text:s/>RASLLLVSLLIGLLGCLLAYLILI</text:p>
          </table:table-cell>
        </table:table-row>
        <table:table-row table:style-name="ro1">
          <table:table-cell office:value-type="string" calcext:value-type="string">
            <text:p><text:s/>Q15904</text:p>
          </table:table-cell>
          <table:table-cell office:value-type="string" calcext:value-type="string">
            <text:p>VAS1</text:p>
          </table:table-cell>
          <table:table-cell table:style-name="ce3" office:value-type="string" calcext:value-type="string">
            <text:p>Min</text:p>
          </table:table-cell>
          <table:table-cell office:value-type="float" office:value="0.060971469507632" calcext:value-type="float">
            <text:p>0.0609714695</text:p>
          </table:table-cell>
          <table:table-cell office:value-type="float" office:value="0.00707281748277542" calcext:value-type="float">
            <text:p>0.0070728175</text:p>
          </table:table-cell>
          <table:table-cell table:formula="of:=[Sheet1.D20]/0.0368916174984016" office:value-type="percentage" office:value="1.65271879202027" calcext:value-type="percentage">
            <text:p>165%</text:p>
          </table:table-cell>
          <table:table-cell table:formula="of:=[Sheet1.E20]/0.0368916174984016" office:value-type="percentage" office:value="0.191718822929948" calcext:value-type="percentage">
            <text:p>19%</text:p>
          </table:table-cell>
          <table:table-cell office:value-type="float" office:value="-44.635" calcext:value-type="float">
            <text:p>-44.635</text:p>
          </table:table-cell>
          <table:table-cell office:value-type="float" office:value="-21.45" calcext:value-type="float">
            <text:p>-21.45</text:p>
          </table:table-cell>
          <table:table-cell office:value-type="string" calcext:value-type="string">
            <text:p><text:s/>RASLLLFFLLGILLGILLSLLILI</text:p>
          </table:table-cell>
        </table:table-row>
        <table:table-row table:style-name="ro1">
          <table:table-cell office:value-type="string" calcext:value-type="string">
            <text:p><text:s/>Q3V5L5</text:p>
          </table:table-cell>
          <table:table-cell office:value-type="string" calcext:value-type="string">
            <text:p>MGT5B</text:p>
          </table:table-cell>
          <table:table-cell office:value-type="string" calcext:value-type="string">
            <text:p>Yes</text:p>
          </table:table-cell>
          <table:table-cell office:value-type="float" office:value="0.0237593817361365" calcext:value-type="float">
            <text:p>0.0237593817</text:p>
          </table:table-cell>
          <table:table-cell office:value-type="float" office:value="0.000803209468074543" calcext:value-type="float">
            <text:p>0.0008032095</text:p>
          </table:table-cell>
          <table:table-cell table:formula="of:=[Sheet1.D21]/0.0368916174984016" office:value-type="percentage" office:value="0.644031987406514" calcext:value-type="percentage">
            <text:p>64%</text:p>
          </table:table-cell>
          <table:table-cell table:formula="of:=[Sheet1.E21]/0.0368916174984016" office:value-type="percentage" office:value="0.0217721401917209" calcext:value-type="percentage">
            <text:p>2%</text:p>
          </table:table-cell>
          <table:table-cell office:value-type="float" office:value="-19.8575" calcext:value-type="float">
            <text:p>-19.8575</text:p>
          </table:table-cell>
          <table:table-cell table:style-name="ce6" office:value-type="string" calcext:value-type="string">
            <text:p>No model</text:p>
          </table:table-cell>
          <table:table-cell office:value-type="string" calcext:value-type="string">
            <text:p><text:s/>RASLLLLCLLMTLLGGLLSALILI</text:p>
          </table:table-cell>
        </table:table-row>
        <table:table-row table:style-name="ro1">
          <table:table-cell office:value-type="string" calcext:value-type="string">
            <text:p><text:s/>Q6UXN7</text:p>
          </table:table-cell>
          <table:table-cell office:value-type="string" calcext:value-type="string">
            <text:p>TO201</text:p>
          </table:table-cell>
          <table:table-cell office:value-type="string" calcext:value-type="string">
            <text:p>Yes</text:p>
          </table:table-cell>
          <table:table-cell office:value-type="float" office:value="0.0104401844947835" calcext:value-type="float">
            <text:p>0.0104401845</text:p>
          </table:table-cell>
          <table:table-cell office:value-type="float" office:value="0.00133587571849071" calcext:value-type="float">
            <text:p>0.0013358757</text:p>
          </table:table-cell>
          <table:table-cell table:formula="of:=[Sheet1.D22]/0.0368916174984016" office:value-type="percentage" office:value="0.282996116807181" calcext:value-type="percentage">
            <text:p>28%</text:p>
          </table:table-cell>
          <table:table-cell table:formula="of:=[Sheet1.E22]/0.0368916174984016" office:value-type="percentage" office:value="0.0362108199389357" calcext:value-type="percentage">
            <text:p>4%</text:p>
          </table:table-cell>
          <table:table-cell office:value-type="float" office:value="-27.5269" calcext:value-type="float">
            <text:p>-27.5269</text:p>
          </table:table-cell>
          <table:table-cell office:value-type="float" office:value="-7.84265" calcext:value-type="float">
            <text:p>-7.84265</text:p>
          </table:table-cell>
          <table:table-cell office:value-type="string" calcext:value-type="string">
            <text:p><text:s/>RASLLLLLLLAALLGALLFLLILI</text:p>
          </table:table-cell>
        </table:table-row>
        <table:table-row table:style-name="ro1">
          <table:table-cell office:value-type="string" calcext:value-type="string">
            <text:p><text:s/>Q86X52</text:p>
          </table:table-cell>
          <table:table-cell office:value-type="string" calcext:value-type="string">
            <text:p>CHSS1</text:p>
          </table:table-cell>
          <table:table-cell office:value-type="string" calcext:value-type="string">
            <text:p>Yes</text:p>
          </table:table-cell>
          <table:table-cell office:value-type="float" office:value="0.0342891353554167" calcext:value-type="float">
            <text:p>0.0342891354</text:p>
          </table:table-cell>
          <table:table-cell office:value-type="float" office:value="0.00272784241140932" calcext:value-type="float">
            <text:p>0.0027278424</text:p>
          </table:table-cell>
          <table:table-cell table:formula="of:=[Sheet1.D23]/0.0368916174984016" office:value-type="percentage" office:value="0.929456003302169" calcext:value-type="percentage">
            <text:p>93%</text:p>
          </table:table-cell>
          <table:table-cell table:formula="of:=[Sheet1.E23]/0.0368916174984016" office:value-type="percentage" office:value="0.073942065877906" calcext:value-type="percentage">
            <text:p>7%</text:p>
          </table:table-cell>
          <table:table-cell office:value-type="float" office:value="-35.895" calcext:value-type="float">
            <text:p>-35.895</text:p>
          </table:table-cell>
          <table:table-cell office:value-type="float" office:value="-15.61109" calcext:value-type="float">
            <text:p>-15.61109</text:p>
          </table:table-cell>
          <table:table-cell office:value-type="string" calcext:value-type="string">
            <text:p><text:s/>RASLLLSVLLGLLLGFLLASLILI</text:p>
          </table:table-cell>
        </table:table-row>
        <table:table-row table:style-name="ro1">
          <table:table-cell office:value-type="string" calcext:value-type="string">
            <text:p><text:s/>Q8IVU1</text:p>
          </table:table-cell>
          <table:table-cell office:value-type="string" calcext:value-type="string">
            <text:p>IGDC3</text:p>
          </table:table-cell>
          <table:table-cell office:value-type="string" calcext:value-type="string">
            <text:p>Yes</text:p>
          </table:table-cell>
          <table:table-cell office:value-type="float" office:value="0.014" calcext:value-type="float">
            <text:p>0.014</text:p>
          </table:table-cell>
          <table:table-cell table:style-name="ce4" office:value-type="float" office:value="0.00950187951332337" calcext:value-type="float">
            <text:p>0.0</text:p>
          </table:table-cell>
          <table:table-cell table:formula="of:=[Sheet1.D24]/0.0368916174984016" office:value-type="percentage" office:value="0.379490002047391" calcext:value-type="percentage">
            <text:p>38%</text:p>
          </table:table-cell>
          <table:table-cell table:formula="of:=[Sheet1.E24]/0.0368916174984016" office:value-type="percentage" office:value="0.257562019711797" calcext:value-type="percentage">
            <text:p>26%</text:p>
          </table:table-cell>
          <table:table-cell office:value-type="float" office:value="-40.3574" calcext:value-type="float">
            <text:p>-40.3574</text:p>
          </table:table-cell>
          <table:table-cell office:value-type="float" office:value="-20.33288" calcext:value-type="float">
            <text:p>-20.33288</text:p>
          </table:table-cell>
          <table:table-cell office:value-type="string" calcext:value-type="string">
            <text:p><text:s/>RASLLLLLLLGILLGILLGVLILI</text:p>
          </table:table-cell>
        </table:table-row>
        <table:table-row table:style-name="ro1">
          <table:table-cell office:value-type="string" calcext:value-type="string">
            <text:p><text:s/>Q96D42</text:p>
          </table:table-cell>
          <table:table-cell office:value-type="string" calcext:value-type="string">
            <text:p>HAVR1</text:p>
          </table:table-cell>
          <table:table-cell table:style-name="ce3" office:value-type="string" calcext:value-type="string">
            <text:p>Min</text:p>
          </table:table-cell>
          <table:table-cell office:value-type="float" office:value="0.05925" calcext:value-type="float">
            <text:p>0.05925</text:p>
          </table:table-cell>
          <table:table-cell table:style-name="ce4" office:value-type="float" office:value="0.00189296944860009" calcext:value-type="float">
            <text:p>0.0</text:p>
          </table:table-cell>
          <table:table-cell table:formula="of:=[Sheet1.D25]/0.0368916174984016" office:value-type="percentage" office:value="1.606055901522" calcext:value-type="percentage">
            <text:p>161%</text:p>
          </table:table-cell>
          <table:table-cell table:formula="of:=[Sheet1.E25]/0.0368916174984016" office:value-type="percentage" office:value="0.051311641423207" calcext:value-type="percentage">
            <text:p>5%</text:p>
          </table:table-cell>
          <table:table-cell office:value-type="float" office:value="-37.8057" calcext:value-type="float">
            <text:p>-37.8057</text:p>
          </table:table-cell>
          <table:table-cell office:value-type="float" office:value="-21.97658" calcext:value-type="float">
            <text:p>-21.97658</text:p>
          </table:table-cell>
          <table:table-cell office:value-type="string" calcext:value-type="string">
            <text:p><text:s/>RASLLLLLLLGILLGVLLSVLILI</text:p>
          </table:table-cell>
        </table:table-row>
        <table:table-row table:style-name="ro1">
          <table:table-cell office:value-type="string" calcext:value-type="string">
            <text:p><text:s/>Q96I36</text:p>
          </table:table-cell>
          <table:table-cell office:value-type="string" calcext:value-type="string">
            <text:p>COX14</text:p>
          </table:table-cell>
          <table:table-cell office:value-type="string" calcext:value-type="string">
            <text:p>Yes</text:p>
          </table:table-cell>
          <table:table-cell office:value-type="float" office:value="0.00505754273853355" calcext:value-type="float">
            <text:p>0.0050575427</text:p>
          </table:table-cell>
          <table:table-cell office:value-type="float" office:value="0.000894846555586835" calcext:value-type="float">
            <text:p>0.0008948466</text:p>
          </table:table-cell>
          <table:table-cell table:formula="of:=[Sheet1.D26]/0.0368916174984016" office:value-type="percentage" office:value="0.137091921728633" calcext:value-type="percentage">
            <text:p>14%</text:p>
          </table:table-cell>
          <table:table-cell table:formula="of:=[Sheet1.E26]/0.0368916174984016" office:value-type="percentage" office:value="0.0242560943722678" calcext:value-type="percentage">
            <text:p>2%</text:p>
          </table:table-cell>
          <table:table-cell office:value-type="float" office:value="-21.3692" calcext:value-type="float">
            <text:p>-21.3692</text:p>
          </table:table-cell>
          <table:table-cell office:value-type="float" office:value="-2.5778" calcext:value-type="float">
            <text:p>-2.5778</text:p>
          </table:table-cell>
          <table:table-cell office:value-type="string" calcext:value-type="string">
            <text:p><text:s/>RASLLLSMLLLTLLGGLLCSLILI</text:p>
          </table:table-cell>
        </table:table-row>
        <table:table-row table:style-name="ro1">
          <table:table-cell office:value-type="string" calcext:value-type="string">
            <text:p><text:s/>Q96PJ5</text:p>
          </table:table-cell>
          <table:table-cell office:value-type="string" calcext:value-type="string">
            <text:p>FCRL4</text:p>
          </table:table-cell>
          <table:table-cell office:value-type="string" calcext:value-type="string">
            <text:p>Yes</text:p>
          </table:table-cell>
          <table:table-cell office:value-type="float" office:value="0.02225" calcext:value-type="float">
            <text:p>0.02225</text:p>
          </table:table-cell>
          <table:table-cell table:style-name="ce4" office:value-type="float" office:value="0.00449602999481606" calcext:value-type="float">
            <text:p>0.0</text:p>
          </table:table-cell>
          <table:table-cell table:formula="of:=[Sheet1.D27]/0.0368916174984016" office:value-type="percentage" office:value="0.603118038968175" calcext:value-type="percentage">
            <text:p>60%</text:p>
          </table:table-cell>
          <table:table-cell table:formula="of:=[Sheet1.E27]/0.0368916174984016" office:value-type="percentage" office:value="0.121871316566991" calcext:value-type="percentage">
            <text:p>12%</text:p>
          </table:table-cell>
          <table:table-cell office:value-type="float" office:value="-32.1094" calcext:value-type="float">
            <text:p>-32.1094</text:p>
          </table:table-cell>
          <table:table-cell office:value-type="float" office:value="-14.83112" calcext:value-type="float">
            <text:p>-14.83112</text:p>
          </table:table-cell>
          <table:table-cell office:value-type="string" calcext:value-type="string">
            <text:p><text:s/>RASLLLLVLLGALLGLLLALLILI</text:p>
          </table:table-cell>
        </table:table-row>
        <table:table-row table:style-name="ro1">
          <table:table-cell office:value-type="string" calcext:value-type="string">
            <text:p><text:s/>Q9BRQ8</text:p>
          </table:table-cell>
          <table:table-cell office:value-type="string" calcext:value-type="string">
            <text:p>AIFM2</text:p>
          </table:table-cell>
          <table:table-cell office:value-type="string" calcext:value-type="string">
            <text:p>Yes</text:p>
          </table:table-cell>
          <table:table-cell office:value-type="float" office:value="0.00971428571428572" calcext:value-type="float">
            <text:p>0.0097142857</text:p>
          </table:table-cell>
          <table:table-cell table:style-name="ce4" office:value-type="float" office:value="0.00309377254681539" calcext:value-type="float">
            <text:p>0.0</text:p>
          </table:table-cell>
          <table:table-cell table:formula="of:=[Sheet1.D28]/0.0368916174984016" office:value-type="percentage" office:value="0.263319593257374" calcext:value-type="percentage">
            <text:p>26%</text:p>
          </table:table-cell>
          <table:table-cell table:formula="of:=[Sheet1.E28]/0.0368916174984016" office:value-type="percentage" office:value="0.0838611250089383" calcext:value-type="percentage">
            <text:p>8%</text:p>
          </table:table-cell>
          <table:table-cell office:value-type="float" office:value="-28.9175" calcext:value-type="float">
            <text:p>-28.9175</text:p>
          </table:table-cell>
          <table:table-cell office:value-type="float" office:value="-11.46918" calcext:value-type="float">
            <text:p>-11.46918</text:p>
          </table:table-cell>
          <table:table-cell office:value-type="string" calcext:value-type="string">
            <text:p><text:s/>RASLLLVILLGGLLGILLASLILI</text:p>
          </table:table-cell>
        </table:table-row>
        <table:table-row table:style-name="ro1">
          <table:table-cell office:value-type="string" calcext:value-type="string">
            <text:p><text:s/>Q9H3T3</text:p>
          </table:table-cell>
          <table:table-cell office:value-type="string" calcext:value-type="string">
            <text:p>SEM6B</text:p>
          </table:table-cell>
          <table:table-cell office:value-type="string" calcext:value-type="string">
            <text:p>Yes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01" calcext:value-type="float">
            <text:p>0.001</text:p>
          </table:table-cell>
          <table:table-cell table:formula="of:=[Sheet1.D29]/0.0368916174984016" office:value-type="percentage" office:value="1.15202322050101" calcext:value-type="percentage">
            <text:p>115%</text:p>
          </table:table-cell>
          <table:table-cell table:formula="of:=[Sheet1.E29]/0.0368916174984016" office:value-type="percentage" office:value="0.0271064287176708" calcext:value-type="percentage">
            <text:p>3%</text:p>
          </table:table-cell>
          <table:table-cell office:value-type="float" office:value="-44.9228" calcext:value-type="float">
            <text:p>-44.9228</text:p>
          </table:table-cell>
          <table:table-cell office:value-type="float" office:value="-25.72023" calcext:value-type="float">
            <text:p>-25.72023</text:p>
          </table:table-cell>
          <table:table-cell office:value-type="string" calcext:value-type="string">
            <text:p><text:s/>RASLLLAVLLGFLLGWLLGLLILI</text:p>
          </table:table-cell>
        </table:table-row>
        <table:table-row table:style-name="ro1">
          <table:table-cell office:value-type="string" calcext:value-type="string">
            <text:p><text:s/>Q9NP84</text:p>
          </table:table-cell>
          <table:table-cell office:value-type="string" calcext:value-type="string">
            <text:p>TNR12</text:p>
          </table:table-cell>
          <table:table-cell office:value-type="string" calcext:value-type="string">
            <text:p>Yes</text:p>
          </table:table-cell>
          <table:table-cell office:value-type="float" office:value="0.0426963643904281" calcext:value-type="float">
            <text:p>0.0426963644</text:p>
          </table:table-cell>
          <table:table-cell office:value-type="float" office:value="0.00537378459976874" calcext:value-type="float">
            <text:p>0.0053737846</text:p>
          </table:table-cell>
          <table:table-cell table:formula="of:=[Sheet1.D30]/0.0368916174984016" office:value-type="percentage" office:value="1.15734595785284" calcext:value-type="percentage">
            <text:p>116%</text:p>
          </table:table-cell>
          <table:table-cell table:formula="of:=[Sheet1.E30]/0.0368916174984016" office:value-type="percentage" office:value="0.145664109197748" calcext:value-type="percentage">
            <text:p>15%</text:p>
          </table:table-cell>
          <table:table-cell office:value-type="float" office:value="-7.75093" calcext:value-type="float">
            <text:p>-7.75093</text:p>
          </table:table-cell>
          <table:table-cell table:style-name="ce6" office:value-type="string" calcext:value-type="string">
            <text:p>No model</text:p>
          </table:table-cell>
          <table:table-cell office:value-type="string" calcext:value-type="string">
            <text:p><text:s/>RASLLLALLLTFLLGLLLGFLILI</text:p>
          </table:table-cell>
        </table:table-row>
        <table:table-row table:style-name="ro1">
          <table:table-cell office:value-type="string" calcext:value-type="string">
            <text:p><text:s/>Q9NVM1</text:p>
          </table:table-cell>
          <table:table-cell office:value-type="string" calcext:value-type="string">
            <text:p>EVA1B</text:p>
          </table:table-cell>
          <table:table-cell office:value-type="string" calcext:value-type="string">
            <text:p>Yes</text:p>
          </table:table-cell>
          <table:table-cell office:value-type="float" office:value="0.0356761429219921" calcext:value-type="float">
            <text:p>0.0356761429</text:p>
          </table:table-cell>
          <table:table-cell office:value-type="float" office:value="0.0026853977977478" calcext:value-type="float">
            <text:p>0.0026853978</text:p>
          </table:table-cell>
          <table:table-cell table:formula="of:=[Sheet1.D31]/0.0368916174984016" office:value-type="percentage" office:value="0.967052825036415" calcext:value-type="percentage">
            <text:p>97%</text:p>
          </table:table-cell>
          <table:table-cell table:formula="of:=[Sheet1.E31]/0.0368916174984016" office:value-type="percentage" office:value="0.0727915439832409" calcext:value-type="percentage">
            <text:p>7%</text:p>
          </table:table-cell>
          <table:table-cell office:value-type="float" office:value="-36.311" calcext:value-type="float">
            <text:p>-36.311</text:p>
          </table:table-cell>
          <table:table-cell office:value-type="float" office:value="-20.35744" calcext:value-type="float">
            <text:p>-20.35744</text:p>
          </table:table-cell>
          <table:table-cell office:value-type="string" calcext:value-type="string">
            <text:p><text:s/>RASLLLYFLLGVLLGLLLTLLILI</text:p>
          </table:table-cell>
        </table:table-row>
        <table:table-row table:style-name="ro1">
          <table:table-cell office:value-type="string" calcext:value-type="string">
            <text:p><text:s/>Q9NY15</text:p>
          </table:table-cell>
          <table:table-cell office:value-type="string" calcext:value-type="string">
            <text:p>STAB1</text:p>
          </table:table-cell>
          <table:table-cell office:value-type="string" calcext:value-type="string">
            <text:p>Yes</text:p>
          </table:table-cell>
          <table:table-cell office:value-type="float" office:value="0.0391850311969612" calcext:value-type="float">
            <text:p>0.0391850312</text:p>
          </table:table-cell>
          <table:table-cell office:value-type="float" office:value="0.00415166292731917" calcext:value-type="float">
            <text:p>0.0041516629</text:p>
          </table:table-cell>
          <table:table-cell table:formula="of:=[Sheet1.D32]/0.0368916174984016" office:value-type="percentage" office:value="1.06216625494014" calcext:value-type="percentage">
            <text:p>106%</text:p>
          </table:table-cell>
          <table:table-cell table:formula="of:=[Sheet1.E32]/0.0368916174984016" office:value-type="percentage" office:value="0.112536755199174" calcext:value-type="percentage">
            <text:p>11%</text:p>
          </table:table-cell>
          <table:table-cell office:value-type="float" office:value="-40.6096" calcext:value-type="float">
            <text:p>-40.6096</text:p>
          </table:table-cell>
          <table:table-cell office:value-type="float" office:value="-20.2502" calcext:value-type="float">
            <text:p>-20.2502</text:p>
          </table:table-cell>
          <table:table-cell office:value-type="string" calcext:value-type="string">
            <text:p><text:s/>RASLLLVLLLGALLGLLLGALILI</text:p>
          </table:table-cell>
        </table:table-row>
        <table:table-row table:style-name="ro1">
          <table:table-cell office:value-type="string" calcext:value-type="string">
            <text:p><text:s/>Q9UKU0</text:p>
          </table:table-cell>
          <table:table-cell office:value-type="string" calcext:value-type="string">
            <text:p>ACSL6</text:p>
          </table:table-cell>
          <table:table-cell table:style-name="ce3" office:value-type="string" calcext:value-type="string">
            <text:p>Min</text:p>
          </table:table-cell>
          <table:table-cell office:value-type="float" office:value="0.021784526454239" calcext:value-type="float">
            <text:p>0.0217845265</text:p>
          </table:table-cell>
          <table:table-cell office:value-type="float" office:value="0.00641215391968597" calcext:value-type="float">
            <text:p>0.0064121539</text:p>
          </table:table-cell>
          <table:table-cell table:formula="of:=[Sheet1.D33]/0.0368916174984016" office:value-type="percentage" office:value="0.590500713480044" calcext:value-type="percentage">
            <text:p>59%</text:p>
          </table:table-cell>
          <table:table-cell table:formula="of:=[Sheet1.E33]/0.0368916174984016" office:value-type="percentage" office:value="0.173810593150701" calcext:value-type="percentage">
            <text:p>17%</text:p>
          </table:table-cell>
          <table:table-cell office:value-type="float" office:value="-13.4033" calcext:value-type="float">
            <text:p>-13.4033</text:p>
          </table:table-cell>
          <table:table-cell table:style-name="ce6" office:value-type="string" calcext:value-type="string">
            <text:p>No model</text:p>
          </table:table-cell>
          <table:table-cell office:value-type="string" calcext:value-type="string">
            <text:p><text:s/>RASLLLSALLLVLLGALLAILILI</text:p>
          </table:table-cell>
        </table:table-row>
        <table:table-row table:style-name="ro1">
          <table:table-cell office:value-type="string" calcext:value-type="string">
            <text:p><text:s/>Q9UNN8</text:p>
          </table:table-cell>
          <table:table-cell office:value-type="string" calcext:value-type="string">
            <text:p>EPCR</text:p>
          </table:table-cell>
          <table:table-cell office:value-type="string" calcext:value-type="string">
            <text:p>Yes</text:p>
          </table:table-cell>
          <table:table-cell office:value-type="float" office:value="0.0235" calcext:value-type="float">
            <text:p>0.0235</text:p>
          </table:table-cell>
          <table:table-cell table:style-name="ce4" office:value-type="float" office:value="0.00129099444873581" calcext:value-type="float">
            <text:p>0.0</text:p>
          </table:table-cell>
          <table:table-cell table:formula="of:=[Sheet1.D34]/0.0368916174984016" office:value-type="percentage" office:value="0.637001074865264" calcext:value-type="percentage">
            <text:p>64%</text:p>
          </table:table-cell>
          <table:table-cell table:formula="of:=[Sheet1.E34]/0.0368916174984016" office:value-type="percentage" office:value="0.034994248999566" calcext:value-type="percentage">
            <text:p>3%</text:p>
          </table:table-cell>
          <table:table-cell office:value-type="float" office:value="-36.0818" calcext:value-type="float">
            <text:p>-36.0818</text:p>
          </table:table-cell>
          <table:table-cell office:value-type="float" office:value="-19.94772" calcext:value-type="float">
            <text:p>-19.94772</text:p>
          </table:table-cell>
          <table:table-cell office:value-type="string" calcext:value-type="string">
            <text:p><text:s/>RASLLLFILLGVLLGILLCTLILI</text:p>
          </table:table-cell>
        </table:table-row>
        <table:table-row table:style-name="ro1">
          <table:table-cell office:value-type="string" calcext:value-type="string">
            <text:p><text:s/>Q9UNU6</text:p>
          </table:table-cell>
          <table:table-cell office:value-type="string" calcext:value-type="string">
            <text:p>CP8B1</text:p>
          </table:table-cell>
          <table:table-cell office:value-type="string" calcext:value-type="string">
            <text:p>Yes</text:p>
          </table:table-cell>
          <table:table-cell office:value-type="float" office:value="0.034875" calcext:value-type="float">
            <text:p>0.034875</text:p>
          </table:table-cell>
          <table:table-cell table:style-name="ce4" office:value-type="float" office:value="0.00551459103521869" calcext:value-type="float">
            <text:p>0.0</text:p>
          </table:table-cell>
          <table:table-cell table:formula="of:=[Sheet1.D35]/0.0368916174984016" office:value-type="percentage" office:value="0.945336701528769" calcext:value-type="percentage">
            <text:p>95%</text:p>
          </table:table-cell>
          <table:table-cell table:formula="of:=[Sheet1.E35]/0.0368916174984016" office:value-type="percentage" office:value="0.149480868803262" calcext:value-type="percentage">
            <text:p>15%</text:p>
          </table:table-cell>
          <table:table-cell office:value-type="float" office:value="-28.3385" calcext:value-type="float">
            <text:p>-28.3385</text:p>
          </table:table-cell>
          <table:table-cell office:value-type="float" office:value="-11.45859" calcext:value-type="float">
            <text:p>-11.45859</text:p>
          </table:table-cell>
          <table:table-cell office:value-type="string" calcext:value-type="string">
            <text:p><text:s/>RASLLLMVLLGALLGALLVVLILI</text:p>
          </table:table-cell>
        </table:table-row>
        <table:table-row table:style-name="ro1">
          <table:table-cell office:value-type="string" calcext:value-type="string">
            <text:p><text:s/>Q9Y6N1</text:p>
          </table:table-cell>
          <table:table-cell office:value-type="string" calcext:value-type="string">
            <text:p>COX11</text:p>
          </table:table-cell>
          <table:table-cell office:value-type="string" calcext:value-type="string">
            <text:p>Yes</text:p>
          </table:table-cell>
          <table:table-cell office:value-type="float" office:value="0.0473064625235486" calcext:value-type="float">
            <text:p>0.0473064625</text:p>
          </table:table-cell>
          <table:table-cell office:value-type="float" office:value="0.00346968437619479" calcext:value-type="float">
            <text:p>0.0034696844</text:p>
          </table:table-cell>
          <table:table-cell table:formula="of:=[Sheet1.D36]/0.0368916174984016" office:value-type="percentage" office:value="1.28230925427974" calcext:value-type="percentage">
            <text:p>128%</text:p>
          </table:table-cell>
          <table:table-cell table:formula="of:=[Sheet1.E36]/0.0368916174984016" office:value-type="percentage" office:value="0.0940507522161402" calcext:value-type="percentage">
            <text:p>9%</text:p>
          </table:table-cell>
          <table:table-cell office:value-type="float" office:value="-33.5014" calcext:value-type="float">
            <text:p>-33.5014</text:p>
          </table:table-cell>
          <table:table-cell office:value-type="float" office:value="-13.98591" calcext:value-type="float">
            <text:p>-13.98591</text:p>
          </table:table-cell>
          <table:table-cell office:value-type="string" calcext:value-type="string">
            <text:p><text:s/>RASLLLTYLLAVLLGMLLASLILI</text:p>
          </table:table-cell>
        </table:table-row>
        <table:table-row table:style-name="ro1">
          <table:table-cell office:value-type="string" calcext:value-type="string">
            <text:p>Q6P7N7</text:p>
          </table:table-cell>
          <table:table-cell office:value-type="string" calcext:value-type="string">
            <text:p>TMM81</text:p>
          </table:table-cell>
          <table:table-cell office:value-type="string" calcext:value-type="string">
            <text:p>Yes</text:p>
          </table:table-cell>
          <table:table-cell office:value-type="float" office:value="0.0556401594918226" calcext:value-type="float">
            <text:p>0.0556401595</text:p>
          </table:table-cell>
          <table:table-cell office:value-type="float" office:value="0.00445397030476205" calcext:value-type="float">
            <text:p>0.0044539703</text:p>
          </table:table-cell>
          <table:table-cell table:formula="of:=[Sheet1.D37]/0.0368916174984016" office:value-type="percentage" office:value="1.50820601710492" calcext:value-type="percentage">
            <text:p>151%</text:p>
          </table:table-cell>
          <table:table-cell table:formula="of:=[Sheet1.E37]/0.0368916174984016" office:value-type="percentage" office:value="0.120731228576655" calcext:value-type="percentage">
            <text:p>12%</text:p>
          </table:table-cell>
          <table:table-cell office:value-type="float" office:value="-45.3234" calcext:value-type="float">
            <text:p>-45.3234</text:p>
          </table:table-cell>
          <table:table-cell office:value-type="float" office:value="-31.78526" calcext:value-type="float">
            <text:p>-31.78526</text:p>
          </table:table-cell>
          <table:table-cell office:value-type="string" calcext:value-type="string">
            <text:p>RASLLLALLLGILLGVLLGVLIL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N=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Weights</text:p>
          </table:table-cell>
          <table:table-cell table:style-name="ce1" office:value-type="string" calcext:value-type="string">
            <text:p>CATM_v24</text:p>
          </table:table-cell>
          <table:table-cell table:style-name="ce1" office:value-type="string" calcext:value-type="string">
            <text:p>Best Repack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vdW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Sol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8" calcext:value-type="float">
            <text:p>1.9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HBO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HaBO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G40:Sheet1.H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1:21:15.922795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9:36:10.235465753</meta:creation-date>
    <dc:date>2016-05-25T11:24:03.508505239</dc:date>
    <meta:editing-duration>PT3H23M38S</meta:editing-duration>
    <meta:editing-cycles>9</meta:editing-cycles>
    <meta:generator>LibreOffice/5.1.3.2$Linux_X86_64 LibreOffice_project/10m0$Build-2</meta:generator>
    <meta:document-statistic meta:table-count="1" meta:cell-count="3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1.723cm" svg:y="3.706cm" style:legend-expansion="high" chart:style-name="ch2"/>
        <chart:plot-area chart:style-name="ch3" table:cell-range-address="Sheet1.H1:Sheet1.H37 Sheet1.F1:Sheet1.F37 Sheet1.I1:Sheet1.I1" chart:data-source-has-labels="row" svg:x="0.109cm" svg:y="0.179cm" svg:width="11.293cm" svg:height="7.665cm">
          <chartooo:coordinate-region svg:x="0.347cm" svg:y="0.378cm" svg:width="10.08cm" svg:height="6.819cm"/>
          <chart:axis chart:dimension="x" chart:name="primary-x" chart:style-name="ch4">
            <chart:title svg:x="5.261cm" svg:y="8.024cm" chart:style-name="ch5">
              <text:p>CATM</text:p>
            </chart:title>
          </chart:axis>
          <chart:axis chart:dimension="y" chart:name="primary-y" chart:style-name="ch6">
            <chart:title svg:x="11.646cm" svg:y="3.401cm" chart:style-name="ch7">
              <text:p>CAT Activity</text:p>
            </chart:title>
          </chart:axis>
          <chart:series chart:style-name="ch8" chart:values-cell-range-address="Sheet1.F1:Sheet1.F37" chart:label-cell-address="Sheet1.H1:Sheet1.H1" chart:class="chart:scatter">
            <chart:domain table:cell-range-address="Sheet1.H1:Sheet1.H37"/>
            <chart:regression-curve chart:style-name="ch9">
              <chart:equation chart:display-equation="false" chart:display-r-square="true" svg:x="11.781cm" svg:y="5.198cm"/>
            </chart:regression-curve>
            <chart:data-point chart:repeated="37"/>
          </chart:series>
          <chart:series chart:style-name="ch10" chart:values-cell-range-address="Sheet1.F1:Sheet1.F37" chart:label-cell-address="Sheet1.I1:Sheet1.I1" chart:class="chart:scatter">
            <chart:domain table:cell-range-address="Sheet1.I1:Sheet1.I37"/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TM_v24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Best Repack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1:Sheet1.H37</svg:desc>
                </draw:g>
              </table:table-cell>
              <table:table-cell office:value-type="float" office:value="NaN">
                <text:p>NaN</text:p>
                <draw:g>
                  <svg:desc>Sheet1.F1:Sheet1.F37</svg:desc>
                </draw:g>
              </table:table-cell>
              <table:table-cell office:value-type="float" office:value="NaN">
                <text:p>NaN</text:p>
                <draw:g>
                  <svg:desc>Sheet1.I1:Sheet1.I37</svg:desc>
                </draw:g>
              </table:table-cell>
              <table:table-cell office:value-type="float" office:value="NaN">
                <text:p>NaN</text:p>
                <draw:g>
                  <svg:desc>Sheet1.F1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.1192">
                <text:p>-23.1192</text:p>
              </table:table-cell>
              <table:table-cell office:value-type="float" office:value="0.588140525746855">
                <text:p>0.588140525746855</text:p>
              </table:table-cell>
              <table:table-cell office:value-type="float" office:value="-5.37601">
                <text:p>-5.37601</text:p>
              </table:table-cell>
              <table:table-cell office:value-type="float" office:value="0.588140525746855">
                <text:p>0.588140525746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2.5287">
                <text:p>-32.5287</text:p>
              </table:table-cell>
              <table:table-cell office:value-type="float" office:value="1.35193313229383">
                <text:p>1.35193313229383</text:p>
              </table:table-cell>
              <table:table-cell office:value-type="float" office:value="-14.20184">
                <text:p>-14.20184</text:p>
              </table:table-cell>
              <table:table-cell office:value-type="float" office:value="1.35193313229383">
                <text:p>1.35193313229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6421">
                <text:p>-19.6421</text:p>
              </table:table-cell>
              <table:table-cell office:value-type="float" office:value="0.236829720679105">
                <text:p>0.236829720679105</text:p>
              </table:table-cell>
              <table:table-cell office:value-type="float" office:value="NaN">
                <text:p>NaN</text:p>
              </table:table-cell>
              <table:table-cell office:value-type="float" office:value="0.236829720679105">
                <text:p>0.236829720679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.0114">
                <text:p>-22.0114</text:p>
              </table:table-cell>
              <table:table-cell office:value-type="float" office:value="0.248302213560155">
                <text:p>0.248302213560155</text:p>
              </table:table-cell>
              <table:table-cell office:value-type="float" office:value="-6.20584999999999">
                <text:p>-6.20584999999999</text:p>
              </table:table-cell>
              <table:table-cell office:value-type="float" office:value="0.248302213560155">
                <text:p>0.248302213560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4.1151">
                <text:p>-34.1151</text:p>
              </table:table-cell>
              <table:table-cell office:value-type="float" office:value="0.698054440838675">
                <text:p>0.698054440838675</text:p>
              </table:table-cell>
              <table:table-cell office:value-type="float" office:value="-13.5218">
                <text:p>-13.5218</text:p>
              </table:table-cell>
              <table:table-cell office:value-type="float" office:value="0.698054440838675">
                <text:p>0.698054440838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.6841">
                <text:p>-28.6841</text:p>
              </table:table-cell>
              <table:table-cell office:value-type="float" office:value="0.53196366358429">
                <text:p>0.53196366358429</text:p>
              </table:table-cell>
              <table:table-cell office:value-type="float" office:value="-9.51425">
                <text:p>-9.51425</text:p>
              </table:table-cell>
              <table:table-cell office:value-type="float" office:value="0.53196366358429">
                <text:p>0.53196366358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1.6598">
                <text:p>-31.6598</text:p>
              </table:table-cell>
              <table:table-cell office:value-type="float" office:value="0.850300071836377">
                <text:p>0.850300071836377</text:p>
              </table:table-cell>
              <table:table-cell office:value-type="float" office:value="-14.69539">
                <text:p>-14.69539</text:p>
              </table:table-cell>
              <table:table-cell office:value-type="float" office:value="0.850300071836377">
                <text:p>0.850300071836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.8325">
                <text:p>-33.8325</text:p>
              </table:table-cell>
              <table:table-cell office:value-type="float" office:value="0.386266609226809">
                <text:p>0.386266609226809</text:p>
              </table:table-cell>
              <table:table-cell office:value-type="float" office:value="-14.35088">
                <text:p>-14.35088</text:p>
              </table:table-cell>
              <table:table-cell office:value-type="float" office:value="0.386266609226809">
                <text:p>0.386266609226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5.1523">
                <text:p>-35.1523</text:p>
              </table:table-cell>
              <table:table-cell office:value-type="float" office:value="0.182000307104361">
                <text:p>0.182000307104361</text:p>
              </table:table-cell>
              <table:table-cell office:value-type="float" office:value="-14.61441">
                <text:p>-14.61441</text:p>
              </table:table-cell>
              <table:table-cell office:value-type="float" office:value="0.182000307104361">
                <text:p>0.182000307104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299">
                <text:p>-25.299</text:p>
              </table:table-cell>
              <table:table-cell office:value-type="float" office:value="0.870319996314144">
                <text:p>0.870319996314144</text:p>
              </table:table-cell>
              <table:table-cell office:value-type="float" office:value="NaN">
                <text:p>NaN</text:p>
              </table:table-cell>
              <table:table-cell office:value-type="float" office:value="0.870319996314144">
                <text:p>0.870319996314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.6344">
                <text:p>-19.6344</text:p>
              </table:table-cell>
              <table:table-cell office:value-type="float" office:value="0.540418982335589">
                <text:p>0.540418982335589</text:p>
              </table:table-cell>
              <table:table-cell office:value-type="float" office:value="-0.126435">
                <text:p>-0.126435</text:p>
              </table:table-cell>
              <table:table-cell office:value-type="float" office:value="0.540418982335589">
                <text:p>0.540418982335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2.5524">
                <text:p>-32.5524</text:p>
              </table:table-cell>
              <table:table-cell office:value-type="float" office:value="0.775921522043327">
                <text:p>0.775921522043327</text:p>
              </table:table-cell>
              <table:table-cell office:value-type="float" office:value="-15.70732">
                <text:p>-15.70732</text:p>
              </table:table-cell>
              <table:table-cell office:value-type="float" office:value="0.775921522043327">
                <text:p>0.775921522043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6161">
                <text:p>-19.6161</text:p>
              </table:table-cell>
              <table:table-cell office:value-type="float" office:value="0.318876323089336">
                <text:p>0.318876323089336</text:p>
              </table:table-cell>
              <table:table-cell office:value-type="float" office:value="-2.31005">
                <text:p>-2.31005</text:p>
              </table:table-cell>
              <table:table-cell office:value-type="float" office:value="0.318876323089336">
                <text:p>0.318876323089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8.1014">
                <text:p>-28.1014</text:p>
              </table:table-cell>
              <table:table-cell office:value-type="float" office:value="0.514027855119611">
                <text:p>0.514027855119611</text:p>
              </table:table-cell>
              <table:table-cell office:value-type="float" office:value="-17.48779">
                <text:p>-17.48779</text:p>
              </table:table-cell>
              <table:table-cell office:value-type="float" office:value="0.514027855119611">
                <text:p>0.514027855119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.735">
                <text:p>-21.735</text:p>
              </table:table-cell>
              <table:table-cell office:value-type="float" office:value="0.369325091278265">
                <text:p>0.369325091278265</text:p>
              </table:table-cell>
              <table:table-cell office:value-type="float" office:value="-3.99362">
                <text:p>-3.99362</text:p>
              </table:table-cell>
              <table:table-cell office:value-type="float" office:value="0.369325091278265">
                <text:p>0.369325091278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0.8759">
                <text:p>-30.8759</text:p>
              </table:table-cell>
              <table:table-cell office:value-type="float" office:value="0.637001074865264">
                <text:p>0.637001074865264</text:p>
              </table:table-cell>
              <table:table-cell office:value-type="float" office:value="-13.97513">
                <text:p>-13.97513</text:p>
              </table:table-cell>
              <table:table-cell office:value-type="float" office:value="0.637001074865264">
                <text:p>0.637001074865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2.5422">
                <text:p>-22.5422</text:p>
              </table:table-cell>
              <table:table-cell office:value-type="float" office:value="0.352343564140536">
                <text:p>0.352343564140536</text:p>
              </table:table-cell>
              <table:table-cell office:value-type="float" office:value="NaN">
                <text:p>NaN</text:p>
              </table:table-cell>
              <table:table-cell office:value-type="float" office:value="0.352343564140536">
                <text:p>0.352343564140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.2587">
                <text:p>-19.2587</text:p>
              </table:table-cell>
              <table:table-cell office:value-type="float" office:value="0.23718125127962">
                <text:p>0.23718125127962</text:p>
              </table:table-cell>
              <table:table-cell office:value-type="float" office:value="-1.22942">
                <text:p>-1.22942</text:p>
              </table:table-cell>
              <table:table-cell office:value-type="float" office:value="0.23718125127962">
                <text:p>0.23718125127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4.635">
                <text:p>-44.635</text:p>
              </table:table-cell>
              <table:table-cell office:value-type="float" office:value="1.65271879202027">
                <text:p>1.65271879202027</text:p>
              </table:table-cell>
              <table:table-cell office:value-type="float" office:value="-21.45">
                <text:p>-21.45</text:p>
              </table:table-cell>
              <table:table-cell office:value-type="float" office:value="1.65271879202027">
                <text:p>1.65271879202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.8575">
                <text:p>-19.8575</text:p>
              </table:table-cell>
              <table:table-cell office:value-type="float" office:value="0.644031987406514">
                <text:p>0.644031987406514</text:p>
              </table:table-cell>
              <table:table-cell office:value-type="float" office:value="NaN">
                <text:p>NaN</text:p>
              </table:table-cell>
              <table:table-cell office:value-type="float" office:value="0.644031987406514">
                <text:p>0.644031987406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7.5269">
                <text:p>-27.5269</text:p>
              </table:table-cell>
              <table:table-cell office:value-type="float" office:value="0.282996116807181">
                <text:p>0.282996116807181</text:p>
              </table:table-cell>
              <table:table-cell office:value-type="float" office:value="-7.84265">
                <text:p>-7.84265</text:p>
              </table:table-cell>
              <table:table-cell office:value-type="float" office:value="0.282996116807181">
                <text:p>0.282996116807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5.895">
                <text:p>-35.895</text:p>
              </table:table-cell>
              <table:table-cell office:value-type="float" office:value="0.929456003302169">
                <text:p>0.929456003302169</text:p>
              </table:table-cell>
              <table:table-cell office:value-type="float" office:value="-15.61109">
                <text:p>-15.61109</text:p>
              </table:table-cell>
              <table:table-cell office:value-type="float" office:value="0.929456003302169">
                <text:p>0.929456003302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.3574">
                <text:p>-40.3574</text:p>
              </table:table-cell>
              <table:table-cell office:value-type="float" office:value="0.379490002047391">
                <text:p>0.379490002047391</text:p>
              </table:table-cell>
              <table:table-cell office:value-type="float" office:value="-20.33288">
                <text:p>-20.33288</text:p>
              </table:table-cell>
              <table:table-cell office:value-type="float" office:value="0.379490002047391">
                <text:p>0.379490002047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.8057">
                <text:p>-37.8057</text:p>
              </table:table-cell>
              <table:table-cell office:value-type="float" office:value="1.606055901522">
                <text:p>1.606055901522</text:p>
              </table:table-cell>
              <table:table-cell office:value-type="float" office:value="-21.97658">
                <text:p>-21.97658</text:p>
              </table:table-cell>
              <table:table-cell office:value-type="float" office:value="1.606055901522">
                <text:p>1.606055901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3692">
                <text:p>-21.3692</text:p>
              </table:table-cell>
              <table:table-cell office:value-type="float" office:value="0.137091921728633">
                <text:p>0.137091921728633</text:p>
              </table:table-cell>
              <table:table-cell office:value-type="float" office:value="-2.5778">
                <text:p>-2.5778</text:p>
              </table:table-cell>
              <table:table-cell office:value-type="float" office:value="0.137091921728633">
                <text:p>0.137091921728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.1094">
                <text:p>-32.1094</text:p>
              </table:table-cell>
              <table:table-cell office:value-type="float" office:value="0.603118038968175">
                <text:p>0.603118038968175</text:p>
              </table:table-cell>
              <table:table-cell office:value-type="float" office:value="-14.83112">
                <text:p>-14.83112</text:p>
              </table:table-cell>
              <table:table-cell office:value-type="float" office:value="0.603118038968175">
                <text:p>0.603118038968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.9175">
                <text:p>-28.9175</text:p>
              </table:table-cell>
              <table:table-cell office:value-type="float" office:value="0.263319593257374">
                <text:p>0.263319593257374</text:p>
              </table:table-cell>
              <table:table-cell office:value-type="float" office:value="-11.46918">
                <text:p>-11.46918</text:p>
              </table:table-cell>
              <table:table-cell office:value-type="float" office:value="0.263319593257374">
                <text:p>0.263319593257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4.9228">
                <text:p>-44.9228</text:p>
              </table:table-cell>
              <table:table-cell office:value-type="float" office:value="1.15202322050101">
                <text:p>1.15202322050101</text:p>
              </table:table-cell>
              <table:table-cell office:value-type="float" office:value="-25.72023">
                <text:p>-25.72023</text:p>
              </table:table-cell>
              <table:table-cell office:value-type="float" office:value="1.15202322050101">
                <text:p>1.15202322050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75093">
                <text:p>-7.75093</text:p>
              </table:table-cell>
              <table:table-cell office:value-type="float" office:value="1.15734595785284">
                <text:p>1.15734595785284</text:p>
              </table:table-cell>
              <table:table-cell office:value-type="float" office:value="NaN">
                <text:p>NaN</text:p>
              </table:table-cell>
              <table:table-cell office:value-type="float" office:value="1.15734595785284">
                <text:p>1.15734595785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6.311">
                <text:p>-36.311</text:p>
              </table:table-cell>
              <table:table-cell office:value-type="float" office:value="0.967052825036415">
                <text:p>0.967052825036415</text:p>
              </table:table-cell>
              <table:table-cell office:value-type="float" office:value="-20.35744">
                <text:p>-20.35744</text:p>
              </table:table-cell>
              <table:table-cell office:value-type="float" office:value="0.967052825036415">
                <text:p>0.967052825036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0.6096">
                <text:p>-40.6096</text:p>
              </table:table-cell>
              <table:table-cell office:value-type="float" office:value="1.06216625494014">
                <text:p>1.06216625494014</text:p>
              </table:table-cell>
              <table:table-cell office:value-type="float" office:value="-20.2502">
                <text:p>-20.2502</text:p>
              </table:table-cell>
              <table:table-cell office:value-type="float" office:value="1.06216625494014">
                <text:p>1.06216625494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.4033">
                <text:p>-13.4033</text:p>
              </table:table-cell>
              <table:table-cell office:value-type="float" office:value="0.590500713480044">
                <text:p>0.590500713480044</text:p>
              </table:table-cell>
              <table:table-cell office:value-type="float" office:value="NaN">
                <text:p>NaN</text:p>
              </table:table-cell>
              <table:table-cell office:value-type="float" office:value="0.590500713480044">
                <text:p>0.590500713480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6.0818">
                <text:p>-36.0818</text:p>
              </table:table-cell>
              <table:table-cell office:value-type="float" office:value="0.637001074865264">
                <text:p>0.637001074865264</text:p>
              </table:table-cell>
              <table:table-cell office:value-type="float" office:value="-19.94772">
                <text:p>-19.94772</text:p>
              </table:table-cell>
              <table:table-cell office:value-type="float" office:value="0.637001074865264">
                <text:p>0.637001074865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.3385">
                <text:p>-28.3385</text:p>
              </table:table-cell>
              <table:table-cell office:value-type="float" office:value="0.945336701528769">
                <text:p>0.945336701528769</text:p>
              </table:table-cell>
              <table:table-cell office:value-type="float" office:value="-11.45859">
                <text:p>-11.45859</text:p>
              </table:table-cell>
              <table:table-cell office:value-type="float" office:value="0.945336701528769">
                <text:p>0.945336701528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3.5014">
                <text:p>-33.5014</text:p>
              </table:table-cell>
              <table:table-cell office:value-type="float" office:value="1.28230925427974">
                <text:p>1.28230925427974</text:p>
              </table:table-cell>
              <table:table-cell office:value-type="float" office:value="-13.98591">
                <text:p>-13.98591</text:p>
              </table:table-cell>
              <table:table-cell office:value-type="float" office:value="1.28230925427974">
                <text:p>1.28230925427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5.3234">
                <text:p>-45.3234</text:p>
              </table:table-cell>
              <table:table-cell office:value-type="float" office:value="1.50820601710492">
                <text:p>1.50820601710492</text:p>
              </table:table-cell>
              <table:table-cell office:value-type="float" office:value="-31.78526">
                <text:p>-31.78526</text:p>
              </table:table-cell>
              <table:table-cell office:value-type="float" office:value="1.50820601710492">
                <text:p>1.50820601710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6.847cm" svg:y="0.177cm" chart:style-name="ch2">
          <text:p>CATM_v24</text:p>
        </chart:title>
        <chart:plot-area chart:style-name="ch3" table:cell-range-address="Sheet1.H1:Sheet1.H37 Sheet1.F1:Sheet1.F37" chart:data-source-has-labels="row" svg:x="0.106cm" svg:y="0.675cm" svg:width="15.208cm" svg:height="7.82cm">
          <chartooo:coordinate-region svg:x="0.344cm" svg:y="0.875cm" svg:width="13.995cm" svg:height="6.973cm"/>
          <chart:axis chart:dimension="x" chart:name="primary-x" chart:style-name="ch4">
            <chart:title svg:x="7.216cm" svg:y="8.447cm" chart:style-name="ch5">
              <text:p>CATM</text:p>
            </chart:title>
          </chart:axis>
          <chart:axis chart:dimension="y" chart:name="primary-y" chart:style-name="ch6">
            <chart:title svg:x="15.442cm" svg:y="5.251cm" chart:style-name="ch7">
              <text:p>CAT Activity</text:p>
            </chart:title>
          </chart:axis>
          <chart:series chart:style-name="ch8" chart:values-cell-range-address="Sheet1.F1:Sheet1.F37" chart:label-cell-address="Sheet1.H1:Sheet1.H1" chart:class="chart:scatter">
            <chart:domain table:cell-range-address="Sheet1.H1:Sheet1.H37"/>
            <chart:regression-curve chart:style-name="ch9">
              <chart:equation chart:display-equation="false" chart:display-r-square="true" svg:x="11.215cm" svg:y="1.468cm"/>
            </chart:regression-curve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TM_v24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1:Sheet1.H37</svg:desc>
                </draw:g>
              </table:table-cell>
              <table:table-cell office:value-type="float" office:value="NaN">
                <text:p>NaN</text:p>
                <draw:g>
                  <svg:desc>Sheet1.F1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.1192">
                <text:p>-23.1192</text:p>
              </table:table-cell>
              <table:table-cell office:value-type="float" office:value="0.588140525746855">
                <text:p>0.588140525746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2.5287">
                <text:p>-32.5287</text:p>
              </table:table-cell>
              <table:table-cell office:value-type="float" office:value="1.35193313229383">
                <text:p>1.35193313229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6421">
                <text:p>-19.6421</text:p>
              </table:table-cell>
              <table:table-cell office:value-type="float" office:value="0.236829720679105">
                <text:p>0.236829720679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.0114">
                <text:p>-22.0114</text:p>
              </table:table-cell>
              <table:table-cell office:value-type="float" office:value="0.248302213560155">
                <text:p>0.248302213560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4.1151">
                <text:p>-34.1151</text:p>
              </table:table-cell>
              <table:table-cell office:value-type="float" office:value="0.698054440838675">
                <text:p>0.698054440838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.6841">
                <text:p>-28.6841</text:p>
              </table:table-cell>
              <table:table-cell office:value-type="float" office:value="0.53196366358429">
                <text:p>0.53196366358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1.6598">
                <text:p>-31.6598</text:p>
              </table:table-cell>
              <table:table-cell office:value-type="float" office:value="0.850300071836377">
                <text:p>0.850300071836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.8325">
                <text:p>-33.8325</text:p>
              </table:table-cell>
              <table:table-cell office:value-type="float" office:value="0.386266609226809">
                <text:p>0.386266609226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5.1523">
                <text:p>-35.1523</text:p>
              </table:table-cell>
              <table:table-cell office:value-type="float" office:value="0.182000307104361">
                <text:p>0.182000307104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299">
                <text:p>-25.299</text:p>
              </table:table-cell>
              <table:table-cell office:value-type="float" office:value="0.870319996314144">
                <text:p>0.870319996314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.6344">
                <text:p>-19.6344</text:p>
              </table:table-cell>
              <table:table-cell office:value-type="float" office:value="0.540418982335589">
                <text:p>0.540418982335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2.5524">
                <text:p>-32.5524</text:p>
              </table:table-cell>
              <table:table-cell office:value-type="float" office:value="0.775921522043327">
                <text:p>0.775921522043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6161">
                <text:p>-19.6161</text:p>
              </table:table-cell>
              <table:table-cell office:value-type="float" office:value="0.318876323089336">
                <text:p>0.318876323089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8.1014">
                <text:p>-28.1014</text:p>
              </table:table-cell>
              <table:table-cell office:value-type="float" office:value="0.514027855119611">
                <text:p>0.514027855119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.735">
                <text:p>-21.735</text:p>
              </table:table-cell>
              <table:table-cell office:value-type="float" office:value="0.369325091278265">
                <text:p>0.369325091278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0.8759">
                <text:p>-30.8759</text:p>
              </table:table-cell>
              <table:table-cell office:value-type="float" office:value="0.637001074865264">
                <text:p>0.637001074865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2.5422">
                <text:p>-22.5422</text:p>
              </table:table-cell>
              <table:table-cell office:value-type="float" office:value="0.352343564140536">
                <text:p>0.352343564140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.2587">
                <text:p>-19.2587</text:p>
              </table:table-cell>
              <table:table-cell office:value-type="float" office:value="0.23718125127962">
                <text:p>0.23718125127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4.635">
                <text:p>-44.635</text:p>
              </table:table-cell>
              <table:table-cell office:value-type="float" office:value="1.65271879202027">
                <text:p>1.65271879202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.8575">
                <text:p>-19.8575</text:p>
              </table:table-cell>
              <table:table-cell office:value-type="float" office:value="0.644031987406514">
                <text:p>0.644031987406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7.5269">
                <text:p>-27.5269</text:p>
              </table:table-cell>
              <table:table-cell office:value-type="float" office:value="0.282996116807181">
                <text:p>0.282996116807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5.895">
                <text:p>-35.895</text:p>
              </table:table-cell>
              <table:table-cell office:value-type="float" office:value="0.929456003302169">
                <text:p>0.929456003302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.3574">
                <text:p>-40.3574</text:p>
              </table:table-cell>
              <table:table-cell office:value-type="float" office:value="0.379490002047391">
                <text:p>0.379490002047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.8057">
                <text:p>-37.8057</text:p>
              </table:table-cell>
              <table:table-cell office:value-type="float" office:value="1.606055901522">
                <text:p>1.606055901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3692">
                <text:p>-21.3692</text:p>
              </table:table-cell>
              <table:table-cell office:value-type="float" office:value="0.137091921728633">
                <text:p>0.137091921728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.1094">
                <text:p>-32.1094</text:p>
              </table:table-cell>
              <table:table-cell office:value-type="float" office:value="0.603118038968175">
                <text:p>0.603118038968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.9175">
                <text:p>-28.9175</text:p>
              </table:table-cell>
              <table:table-cell office:value-type="float" office:value="0.263319593257374">
                <text:p>0.263319593257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4.9228">
                <text:p>-44.9228</text:p>
              </table:table-cell>
              <table:table-cell office:value-type="float" office:value="1.15202322050101">
                <text:p>1.15202322050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75093">
                <text:p>-7.75093</text:p>
              </table:table-cell>
              <table:table-cell office:value-type="float" office:value="1.15734595785284">
                <text:p>1.15734595785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6.311">
                <text:p>-36.311</text:p>
              </table:table-cell>
              <table:table-cell office:value-type="float" office:value="0.967052825036415">
                <text:p>0.967052825036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0.6096">
                <text:p>-40.6096</text:p>
              </table:table-cell>
              <table:table-cell office:value-type="float" office:value="1.06216625494014">
                <text:p>1.06216625494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.4033">
                <text:p>-13.4033</text:p>
              </table:table-cell>
              <table:table-cell office:value-type="float" office:value="0.590500713480044">
                <text:p>0.590500713480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6.0818">
                <text:p>-36.0818</text:p>
              </table:table-cell>
              <table:table-cell office:value-type="float" office:value="0.637001074865264">
                <text:p>0.637001074865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.3385">
                <text:p>-28.3385</text:p>
              </table:table-cell>
              <table:table-cell office:value-type="float" office:value="0.945336701528769">
                <text:p>0.945336701528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3.5014">
                <text:p>-33.5014</text:p>
              </table:table-cell>
              <table:table-cell office:value-type="float" office:value="1.28230925427974">
                <text:p>1.28230925427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5.3234">
                <text:p>-45.3234</text:p>
              </table:table-cell>
              <table:table-cell office:value-type="float" office:value="1.50820601710492">
                <text:p>1.50820601710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6.715cm" svg:y="0.377cm" chart:style-name="ch2">
          <text:p>Reweighting</text:p>
        </chart:title>
        <chart:plot-area chart:style-name="ch3" table:cell-range-address="Sheet1.I1:Sheet1.I37 Sheet1.F1:Sheet1.F37" chart:data-source-has-labels="row" svg:x="0.107cm" svg:y="0.982cm" svg:width="14.745cm" svg:height="7.516cm">
          <chartooo:coordinate-region svg:x="0.345cm" svg:y="1.182cm" svg:width="13.532cm" svg:height="6.669cm"/>
          <chart:axis chart:dimension="x" chart:name="primary-x" chart:style-name="ch4">
            <chart:title svg:x="6.985cm" svg:y="8.447cm" chart:style-name="ch5">
              <text:p>CATM</text:p>
            </chart:title>
          </chart:axis>
          <chart:axis chart:dimension="y" chart:name="primary-y" chart:style-name="ch6">
            <chart:title svg:x="15.039cm" svg:y="5.146cm" chart:style-name="ch7">
              <text:p>CAT Activity</text:p>
            </chart:title>
          </chart:axis>
          <chart:series chart:style-name="ch8" chart:values-cell-range-address="Sheet1.F1:Sheet1.F37" chart:label-cell-address="Sheet1.I1:Sheet1.I1" chart:class="chart:scatter">
            <chart:domain table:cell-range-address="Sheet1.I1:Sheet1.I37"/>
            <chart:regression-curve chart:style-name="ch9">
              <chart:equation chart:display-equation="false" chart:display-r-square="true" svg:x="9.944cm" svg:y="1.398cm"/>
            </chart:regression-curve>
            <chart:data-point chart:repeated="11"/>
            <chart:data-point chart:style-name="ch10"/>
            <chart:data-point chart:repeated="7"/>
            <chart:data-point chart:style-name="ch10"/>
            <chart:data-point chart:repeated="4"/>
            <chart:data-point chart:style-name="ch10"/>
            <chart:data-point chart:repeated="11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Best Repack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1:Sheet1.I37</svg:desc>
                </draw:g>
              </table:table-cell>
              <table:table-cell office:value-type="float" office:value="NaN">
                <text:p>NaN</text:p>
                <draw:g>
                  <svg:desc>Sheet1.F1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37601">
                <text:p>-5.37601</text:p>
              </table:table-cell>
              <table:table-cell office:value-type="float" office:value="0.588140525746855">
                <text:p>0.588140525746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.20184">
                <text:p>-14.20184</text:p>
              </table:table-cell>
              <table:table-cell office:value-type="float" office:value="1.35193313229383">
                <text:p>1.35193313229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236829720679105">
                <text:p>0.236829720679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20584999999999">
                <text:p>-6.20584999999999</text:p>
              </table:table-cell>
              <table:table-cell office:value-type="float" office:value="0.248302213560155">
                <text:p>0.248302213560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.5218">
                <text:p>-13.5218</text:p>
              </table:table-cell>
              <table:table-cell office:value-type="float" office:value="0.698054440838675">
                <text:p>0.698054440838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51425">
                <text:p>-9.51425</text:p>
              </table:table-cell>
              <table:table-cell office:value-type="float" office:value="0.53196366358429">
                <text:p>0.53196366358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69539">
                <text:p>-14.69539</text:p>
              </table:table-cell>
              <table:table-cell office:value-type="float" office:value="0.850300071836377">
                <text:p>0.850300071836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35088">
                <text:p>-14.35088</text:p>
              </table:table-cell>
              <table:table-cell office:value-type="float" office:value="0.386266609226809">
                <text:p>0.386266609226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.61441">
                <text:p>-14.61441</text:p>
              </table:table-cell>
              <table:table-cell office:value-type="float" office:value="0.182000307104361">
                <text:p>0.182000307104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870319996314144">
                <text:p>0.870319996314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26435">
                <text:p>-0.126435</text:p>
              </table:table-cell>
              <table:table-cell office:value-type="float" office:value="0.540418982335589">
                <text:p>0.540418982335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.70732">
                <text:p>-15.70732</text:p>
              </table:table-cell>
              <table:table-cell office:value-type="float" office:value="0.775921522043327">
                <text:p>0.775921522043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31005">
                <text:p>-2.31005</text:p>
              </table:table-cell>
              <table:table-cell office:value-type="float" office:value="0.318876323089336">
                <text:p>0.318876323089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.48779">
                <text:p>-17.48779</text:p>
              </table:table-cell>
              <table:table-cell office:value-type="float" office:value="0.514027855119611">
                <text:p>0.514027855119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99362">
                <text:p>-3.99362</text:p>
              </table:table-cell>
              <table:table-cell office:value-type="float" office:value="0.369325091278265">
                <text:p>0.369325091278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.97513">
                <text:p>-13.97513</text:p>
              </table:table-cell>
              <table:table-cell office:value-type="float" office:value="0.637001074865264">
                <text:p>0.637001074865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352343564140536">
                <text:p>0.352343564140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2942">
                <text:p>-1.22942</text:p>
              </table:table-cell>
              <table:table-cell office:value-type="float" office:value="0.23718125127962">
                <text:p>0.23718125127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1.45">
                <text:p>-21.45</text:p>
              </table:table-cell>
              <table:table-cell office:value-type="float" office:value="1.65271879202027">
                <text:p>1.65271879202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644031987406514">
                <text:p>0.644031987406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4265">
                <text:p>-7.84265</text:p>
              </table:table-cell>
              <table:table-cell office:value-type="float" office:value="0.282996116807181">
                <text:p>0.282996116807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.61109">
                <text:p>-15.61109</text:p>
              </table:table-cell>
              <table:table-cell office:value-type="float" office:value="0.929456003302169">
                <text:p>0.929456003302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0.33288">
                <text:p>-20.33288</text:p>
              </table:table-cell>
              <table:table-cell office:value-type="float" office:value="0.379490002047391">
                <text:p>0.379490002047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.97658">
                <text:p>-21.97658</text:p>
              </table:table-cell>
              <table:table-cell office:value-type="float" office:value="1.606055901522">
                <text:p>1.606055901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778">
                <text:p>-2.5778</text:p>
              </table:table-cell>
              <table:table-cell office:value-type="float" office:value="0.137091921728633">
                <text:p>0.137091921728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.83112">
                <text:p>-14.83112</text:p>
              </table:table-cell>
              <table:table-cell office:value-type="float" office:value="0.603118038968175">
                <text:p>0.603118038968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.46918">
                <text:p>-11.46918</text:p>
              </table:table-cell>
              <table:table-cell office:value-type="float" office:value="0.263319593257374">
                <text:p>0.263319593257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5.72023">
                <text:p>-25.72023</text:p>
              </table:table-cell>
              <table:table-cell office:value-type="float" office:value="1.15202322050101">
                <text:p>1.15202322050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.15734595785284">
                <text:p>1.15734595785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.35744">
                <text:p>-20.35744</text:p>
              </table:table-cell>
              <table:table-cell office:value-type="float" office:value="0.967052825036415">
                <text:p>0.967052825036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.2502">
                <text:p>-20.2502</text:p>
              </table:table-cell>
              <table:table-cell office:value-type="float" office:value="1.06216625494014">
                <text:p>1.06216625494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590500713480044">
                <text:p>0.590500713480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.94772">
                <text:p>-19.94772</text:p>
              </table:table-cell>
              <table:table-cell office:value-type="float" office:value="0.637001074865264">
                <text:p>0.637001074865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.45859">
                <text:p>-11.45859</text:p>
              </table:table-cell>
              <table:table-cell office:value-type="float" office:value="0.945336701528769">
                <text:p>0.945336701528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3.98591">
                <text:p>-13.98591</text:p>
              </table:table-cell>
              <table:table-cell office:value-type="float" office:value="1.28230925427974">
                <text:p>1.28230925427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1.78526">
                <text:p>-31.78526</text:p>
              </table:table-cell>
              <table:table-cell office:value-type="float" office:value="1.50820601710492">
                <text:p>1.50820601710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